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alatino Linotype" svg:font-family="'Palatino Linotype', 'Palatino Linotype'" style:font-family-generic="roman"/>
    <style:font-face style:name="Verdana" svg:font-family="Verdana" style:font-family-generic="swiss"/>
    <style:font-face style:name="Palatino Linotype1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12cm" fo:margin-bottom="0cm" fo:text-align="center" style:justify-single-word="false" fo:text-indent="0cm" style:auto-text-indent="false" style:text-autospace="none"/>
      <style:text-properties fo:color="#000000" style:font-name="Palatino Linotype" fo:font-size="14pt" fo:font-weight="bold" style:font-name-asian="Palatino Linotype" style:font-size-asian="14pt" style:font-weight-asian="bold" style:font-name-complex="Palatino Linotype" style:font-size-complex="14pt" style:font-weight-complex="bold"/>
    </style:style>
    <style:style style:name="P2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 style:text-autospace="none"/>
      <style:text-properties fo:color="#000000" style:font-name="Palatino Linotype" fo:font-size="10pt" style:font-name-asian="Palatino Linotype" style:font-size-asian="10pt" style:font-name-complex="Palatino Linotype" style:font-size-complex="10pt"/>
    </style:style>
    <style:style style:name="P3" style:family="paragraph" style:parent-style-name="Standard">
      <style:paragraph-properties fo:margin-left="0cm" fo:margin-right="0cm" fo:margin-top="0.212cm" fo:margin-bottom="0cm" fo:text-align="center" style:justify-single-word="false" fo:text-indent="0cm" style:auto-text-indent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Default">
      <style:paragraph-properties fo:margin-left="0cm" fo:margin-right="0cm" fo:margin-top="0.212cm" fo:margin-bottom="0cm" fo:text-align="justify" style:justify-single-word="false" fo:text-indent="0cm" style:auto-text-indent="false" style:text-autospace="none"/>
    </style:style>
    <style:style style:name="P5" style:family="paragraph" style:parent-style-name="Default">
      <style:paragraph-properties fo:margin-left="0cm" fo:margin-right="0cm" fo:margin-top="0.212cm" fo:margin-bottom="0cm" fo:text-align="justify" style:justify-single-word="false" fo:text-indent="0cm" style:auto-text-indent="false" style:text-autospace="none"/>
      <style:text-properties fo:font-size="12pt" style:font-size-asian="12pt" style:font-size-complex="12pt"/>
    </style:style>
    <style:style style:name="P6" style:family="paragraph" style:parent-style-name="Default">
      <style:paragraph-properties fo:margin-left="0cm" fo:margin-right="0cm" fo:margin-top="0.212cm" fo:margin-bottom="0cm" fo:text-align="justify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Default">
      <style:paragraph-properties fo:margin-left="0cm" fo:margin-right="0cm" fo:margin-top="0.212cm" fo:margin-bottom="0cm" fo:text-align="center" style:justify-single-word="false" fo:text-indent="0cm" style:auto-text-indent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Default">
      <style:paragraph-properties fo:margin-left="0cm" fo:margin-right="0cm" fo:margin-top="0.212cm" fo:margin-bottom="0cm" fo:text-align="justify" style:justify-single-word="false" fo:text-indent="0cm" style:auto-text-indent="false" style:text-autospace="none"/>
      <style:text-properties fo:color="#000000" style:text-line-through-style="none" style:font-name="Palatino Linotype" fo:font-size="12pt" style:text-underline-style="none" style:font-name-asian="Palatino Linotype" style:font-size-asian="12pt" style:font-name-complex="Palatino Linotype" style:font-size-complex="12pt"/>
    </style:style>
    <style:style style:name="P9" style:family="paragraph" style:parent-style-name="Default">
      <style:paragraph-properties fo:margin-left="0cm" fo:margin-right="0cm" fo:margin-top="0.212cm" fo:margin-bottom="0cm" fo:text-align="justify" style:justify-single-word="false" fo:text-indent="0cm" style:auto-text-indent="false" style:text-autospace="none"/>
      <style:text-properties fo:color="#000000" style:text-line-through-style="none" style:font-name="Palatino Linotype" fo:font-size="12pt" style:text-underline-style="none" fo:font-weight="normal" style:font-name-asian="Palatino Linotype" style:font-size-asian="12pt" style:font-weight-asian="normal" style:font-name-complex="Palatino Linotype" style:font-size-complex="12pt" style:font-weight-complex="normal"/>
    </style:style>
    <style:style style:name="P10" style:family="paragraph" style:parent-style-name="Default">
      <style:paragraph-properties fo:margin-left="0cm" fo:margin-right="0cm" fo:margin-top="0.212cm" fo:margin-bottom="0cm" fo:text-align="start" style:justify-single-word="false" fo:text-indent="0cm" style:auto-text-indent="false" style:text-autospace="none"/>
      <style:text-properties fo:color="#000000" style:font-name="Palatino Linotype" fo:font-size="12pt" style:font-name-asian="Palatino Linotype" style:font-size-asian="12pt" style:font-name-complex="Palatino Linotype" style:font-size-complex="12pt"/>
    </style:style>
    <style:style style:name="P11" style:family="paragraph" style:parent-style-name="Default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fo:color="#000000" style:text-line-through-style="none" style:font-name="Arial" fo:font-size="10pt" style:text-underline-style="none" fo:font-weight="normal" style:font-name-asian="Palatino Linotype" style:font-size-asian="10pt" style:font-weight-asian="normal" style:font-name-complex="Palatino Linotype" style:font-size-complex="10pt" style:font-weight-complex="normal"/>
    </style:style>
    <style:style style:name="P12" style:family="paragraph" style:parent-style-name="Default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fo:color="#000000" style:text-line-through-style="none" style:font-name="Arial" fo:font-size="10pt" style:text-underline-style="none" style:font-name-asian="Palatino Linotype" style:font-size-asian="10pt" style:font-name-complex="Palatino Linotype" style:font-size-complex="10pt"/>
    </style:style>
    <style:style style:name="P13" style:family="paragraph" style:parent-style-name="Default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fo:color="#000000" style:text-line-through-style="none" style:font-name="Palatino Linotype" fo:font-size="12pt" style:text-underline-style="none" style:font-name-asian="Palatino Linotype" style:font-size-asian="12pt" style:font-name-complex="Palatino Linotype" style:font-size-complex="12pt"/>
    </style:style>
    <style:style style:name="P14" style:family="paragraph" style:parent-style-name="Default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fo:color="#000000" style:font-name="Arial" fo:font-size="10pt" style:font-name-asian="Palatino Linotype" style:font-size-asian="10pt" style:font-name-complex="Palatino Linotype" style:font-size-complex="10pt"/>
    </style:style>
    <style:style style:name="P15" style:family="paragraph" style:parent-style-name="Default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fo:color="#000000" style:font-name="Arial" fo:font-size="10pt" style:font-name-asian="Palatino Linotype" style:font-size-asian="10pt" style:font-name-complex="Palatino Linotype" style:font-size-complex="10pt"/>
    </style:style>
    <style:style style:name="P17" style:family="paragraph" style:parent-style-name="Standard" style:list-style-name="L1">
      <style:paragraph-properties fo:margin-left="0cm" fo:margin-right="0cm" fo:margin-top="0.212cm" fo:margin-bottom="0cm" fo:text-align="justify" style:justify-single-word="false" fo:text-indent="0cm" style:auto-text-indent="false" style:text-autospace="none"/>
      <style:text-properties fo:color="#000000" style:font-name="Palatino Linotype" fo:font-size="12pt" style:font-name-asian="Palatino Linotype" style:font-size-asian="12pt" style:font-name-complex="Palatino Linotype" style:font-size-complex="12pt"/>
    </style:style>
    <style:style style:name="P18" style:family="paragraph" style:parent-style-name="Standard">
      <style:paragraph-properties fo:margin-left="0cm" fo:margin-right="0cm" fo:margin-top="0.212cm" fo:margin-bottom="0cm" fo:text-align="justify" style:justify-single-word="false" fo:text-indent="0.37cm" style:auto-text-indent="false" style:text-autospace="none"/>
      <style:text-properties fo:color="#000000" style:font-name="Arial" fo:font-size="10pt" style:font-name-asian="Palatino Linotype" style:font-size-asian="10pt" style:font-name-complex="Palatino Linotype" style:font-size-complex="10pt"/>
    </style:style>
    <style:style style:name="T1" style:family="text">
      <style:text-properties style:font-name="Palatino Linotype1" fo:font-weight="bold" style:font-weight-asian="bold" style:font-weight-complex="bold"/>
    </style:style>
    <style:style style:name="T2" style:family="text">
      <style:text-properties style:font-name="Palatino Linotype1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T3" style:family="text">
      <style:text-properties fo:color="#000000" style:font-name="Palatino Linotype" fo:font-size="10pt" fo:font-weight="bold" style:font-name-asian="Palatino Linotype" style:font-size-asian="10pt" style:font-weight-asian="bold" style:font-name-complex="Palatino Linotype" style:font-size-complex="10pt" style:font-weight-complex="bold"/>
    </style:style>
    <style:style style:name="T4" style:family="text">
      <style:text-properties fo:color="#000000" style:font-name="Palatino Linotype" style:font-name-asian="Palatino Linotype" style:font-name-complex="Palatino Linotype"/>
    </style:style>
    <style:style style:name="T5" style:family="text">
      <style:text-properties fo:color="#000000" style:text-line-through-style="none" style:font-name="Palatino Linotype" style:text-underline-style="none" style:font-name-asian="Palatino Linotype" style:font-name-complex="Palatino Linotyp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Allegato n° 1</text:p>
      <text:p text:style-name="P1"/>
      <text:list xml:id="list30703449" text:style-name="L1">
        <text:list-header>
          <text:p text:style-name="P17">- Conoscenze, abilità e competenze da acquisire:</text:p>
        </text:list-header>
      </text:list>
      <text:p text:style-name="P16">+ Teoria degli algoritmi genetici.</text:p>
      <text:p text:style-name="P16">+ Teoria dei filtri a microonde per la determinazione di funzioni costo in vista dell'ottimizzazione.</text:p>
      <text:p text:style-name="P16">+ Implementazione di algoritmi in matlab.</text:p>
      <text:p text:style-name="P2"/>
      <text:p text:style-name="P5"><text:span text:style-name="T5">‐ </text:span><text:span text:style-name="T5">Programma dettagliato del periodo di placement: </text:span></text:p>
      <text:p text:style-name="P12">+ Studio di metodi di ottimizzazione odierni basati su algoritmi genetici con scelta ottima delle funzioni costo.</text:p>
      <text:p text:style-name="P12">+ Scelta di metodi di ottimizzazione per strutture guidanti.</text:p>
      <text:p text:style-name="P12">+ Implementazione completa di un'algoritmo di ottimizzazione.</text:p>
      <text:p text:style-name="P4"/>
      <text:p text:style-name="P5"><text:span text:style-name="T5">‐ </text:span><text:span text:style-name="T5">Mansioni del tirocinante: </text:span></text:p>
      <text:p text:style-name="P15">+ Elaborazione della teoria degli algoritmi genetici per tecniche di ottimizzazione.</text:p>
      <text:p text:style-name="P12">+ Implementazione di algoritmi di ottimizzazione per filtri a microonde.</text:p>
      <text:p text:style-name="P4"/>
      <text:p text:style-name="P5"><text:span text:style-name="T5">‐ </text:span><text:span text:style-name="T5">Piano di monitoraggio e di valutazione: </text:span></text:p>
      <text:p text:style-name="P15">+ Verifica della teoria sviluppata per metodi di ottimizzazione con algoritmi genetici.</text:p>
      <text:p text:style-name="P12">+ Discussione della funzione costo sviluppata.</text:p>
      <text:p text:style-name="P12">+ Valutazione dell'ottimizzatore implementato per filtri a microonde.</text:p>
      <text:p text:style-name="P12">+ Confronto con metodi di tipo Newto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>Allegato n°2</text:p>
      <text:p text:style-name="P10"/>
      <text:p text:style-name="P5"><text:span text:style-name="T4">‐ </text:span><text:span text:style-name="T4">Knowledge, skills and competence to be acquired: </text:span></text:p>
      <text:p text:style-name="P14">+ Theory of genetic algorithms.</text:p>
      <text:p text:style-name="P14">+ Theory of microwave filter to design cost-functions for optimization.</text:p>
      <text:p text:style-name="P14">+ Algorithmic Implementation in matlab.</text:p>
      <text:p text:style-name="P8"/>
      <text:p text:style-name="P5"><text:span text:style-name="T5">‐ </text:span><text:span text:style-name="T5">Detailed programme of the training period: </text:span></text:p>
      <text:p text:style-name="P12">+ Study of up-to-date optimization methods using genetic algorithms including an expediance choice of cost-functions.</text:p>
      <text:p text:style-name="P12">+ Choice of optimization methods for waveguide structures.</text:p>
      <text:p text:style-name="P12">+ Implementation of a complete optimization algorithm.</text:p>
      <text:p text:style-name="P13"/>
      <text:p text:style-name="P5"><text:span text:style-name="T5">‐ </text:span><text:span text:style-name="T5">Tasks of the trainee: </text:span></text:p>
      <text:p text:style-name="P11">+ Working out the theory of genetic algorithms for optimization techniques.</text:p>
      <text:p text:style-name="P11">+ Implementation of optimization algorithms for microwave filter.</text:p>
      <text:p text:style-name="P9"/>
      <text:p text:style-name="P6"><text:span text:style-name="T5">‐ </text:span><text:span text:style-name="T5">Monitoring and evaluation plan: </text:span></text:p>
      <text:p text:style-name="P11">+ Checking developed theory for optimization methods using genetic algorithms.</text:p>
      <text:p text:style-name="P11">+ Discussion of the developed cost function.</text:p>
      <text:p text:style-name="P11">+ Evaluation of the implemented optimizer for microwave filter.</text:p>
      <text:p text:style-name="P11">+ Comparizon to Newton-based meth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Palatino Linotype" svg:font-family="'Palatino Linotype', 'Palatino Linotype'" style:font-family-generic="roman"/>
    <style:font-face style:name="Verdana" svg:font-family="Verdana" style:font-family-generic="swiss"/>
    <style:font-face style:name="Palatino Linotype1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Palatino Linotype" fo:font-size="12pt" fo:language="de" fo:country="DE" style:font-name-asian="Palatino Linotype" style:font-size-asian="12pt" style:language-asian="ja" style:country-asian="JP" style:font-name-complex="Palatino Linotype" style:font-size-complex="12pt" style:language-complex="fa" style:country-complex="I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Palatino Linotype1" fo:font-weight="bold" style:font-weight-asian="bold" style:font-weight-complex="bold"/>
    </style:style>
    <style:style style:name="MT2" style:family="text">
      <style:text-properties style:font-name="Palatino Linotype1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MT3" style:family="text">
      <style:text-properties fo:color="#000000" style:font-name="Palatino Linotype" fo:font-size="10pt" fo:font-weight="bold" style:font-name-asian="Palatino Linotype" style:font-size-asian="10pt" style:font-weight-asian="bold" style:font-name-complex="Palatino Linotype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</text:span><text:span text:style-name="MT2">ä</text:span><text:span text:style-name="MT1">t des Saarlandes: </text:span><text:span text:style-name="MT3">DETAILS OF THE PROPOSED TRAINING PROGRAMME ABROAD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2M37S</meta:editing-duration>
    <meta:editing-cycles>11</meta:editing-cycles>
    <meta:generator>OpenOffice.org/3.1$Win32 OpenOffice.org_project/310m11$Build-9399</meta:generator>
    <dc:date>2009-06-29T10:59:20.90</dc:date>
    <dc:creator>Laurent Ntibarikure</dc:creator>
    <meta:document-statistic meta:table-count="0" meta:image-count="0" meta:object-count="0" meta:page-count="2" meta:paragraph-count="35" meta:word-count="279" meta:character-count="1964"/>
    <meta:user-defined meta:name="Info 1"/>
    <meta:user-defined meta:name="Info 2"/>
    <meta:user-defined meta:name="Info 3"/>
    <meta:user-defined meta:name="Info 4"/>
  </office:meta>
</office:document-meta>
</file>